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9000002C3057138761149604E.jpg" manifest:media-type="image/jpeg"/>
  <manifest:file-entry manifest:full-path="Pictures/1000000000000209000002C3EE7F84D5D1CB330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05cm" svg:height="13.171cm" draw:transform="rotate (0.00383972435438753) translate (15.374cm 1.164cm)">
          <draw:image xlink:href="Pictures/1000000000000209000002C3EE7F84D5D1CB3309.jpg" xlink:type="simple" xlink:show="embed" xlink:actuate="onLoad">
            <text:p/>
          </draw:image>
        </draw:frame>
        <draw:frame draw:style-name="gr1" draw:text-style-name="P1" draw:layer="layout" svg:width="9.652cm" svg:height="13.098cm" svg:x="1.508cm" svg:y="0.856cm">
          <draw:image xlink:href="Pictures/1000000000000209000002C3057138761149604E.jpg" xlink:type="simple" xlink:show="embed" xlink:actuate="onLoad">
            <text:p/>
          </draw:image>
        </draw:frame>
        <draw:frame draw:style-name="gr2" draw:text-style-name="P3" draw:layer="layout" svg:width="6.858cm" svg:height="1.778cm" svg:x="2.485cm" svg:y="14.892cm">
          <draw:text-box>
            <text:p text:style-name="P2"><text:span text:style-name="T1">+2 </text:span><text:span text:style-name="T2">Orientation</text:span></text:p>
          </draw:text-box>
        </draw:frame>
        <draw:frame draw:style-name="gr2" draw:text-style-name="P3" draw:layer="layout" svg:width="6.858cm" svg:height="1.778cm" svg:x="16.875cm" svg:y="14.843cm">
          <draw:text-box>
            <text:p text:style-name="P2"><text:span text:style-name="T1">-2 </text:span><text:span text:style-name="T2">Orien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6T10:38:30.693932206</meta:creation-date>
    <dc:date>2017-07-16T10:45:33.071867450</dc:date>
    <meta:editing-duration>PT7M</meta:editing-duration>
    <meta:editing-cycles>7</meta:editing-cycles>
    <meta:generator>LibreOffice/5.1.6.2$Linux_X86_64 LibreOffice_project/10m0$Build-2</meta:generator>
    <meta:document-statistic meta:object-count="4"/>
  </office:meta>
</office:document-meta>
</file>